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istingAncestorSourceResolver.ExistingAncestorSourc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istingAncestorSourceResolver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istingAncestorSourceResolver.visit( SourceResolver resolver , String sourceUr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